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list-style-name="L1">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list-style-name="L2">
      <style:paragraph-properties fo:text-align="justify" style:justify-single-word="false"/>
      <style:text-properties fo:font-weight="bold" style:font-weight-asian="bold" style:font-weight-complex="bold"/>
    </style:style>
    <style:style style:name="P11" style:family="paragraph" style:parent-style-name="Standard" style:list-style-name="L3">
      <style:paragraph-properties fo:text-align="justify"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O DE NEGÓCIO PARA O PROJETO PETSHOW</text:p>
      <text:p text:style-name="P1">POR: ANTONIO RAFAEL DOS SANTOS ROCHA</text:p>
      <text:p text:style-name="P1"/>
      <text:p text:style-name="P1">DIA 08/05/2017 11:44</text:p>
      <text:p text:style-name="P1"/>
      <text:p text:style-name="P3">PREFÁCIO</text:p>
      <text:p text:style-name="P1"/>
      <text:p text:style-name="P1"/>
      <text:p text:style-name="P2">ESSE PROJETO FOI IDEALIZADO POR BRUNO SALMITO COM O PROPÓSITO INICIAL DE FAZER UMA REDE SOCIAL PARA ANIMAIS E SEUS DONOS. AO LONGO DO TEMPO FORAM REALIZADAS ALGUMAS MUDANÇAS QUE SERÃO DESCRITAS AO LONGO DESSE MODELO DE NEGÓCIO. MUITOS EMPREENDERES (MESMO COM EXPERIÊNCIA) CAEM NO ERRO DE SE PREOCUPAREM SOMENTE COM OS DETALHES TÉCNICOS, NÃO SE PREOCUPANDO COM OS APECTOS DE NEGÓCIO. ISSO PODE SE TRANSFORMAR EM AMARGAS CONSEQUENCIAS PARA O PORJETO OU EMPRESA NO MÉDIO E LONGO PRAZO. POR ISSO É PRECISO TAMBÉM SE PREOCUPAR COM O LADO DO NEGÓCIO, AFINAL VC ESTÁ FAZENDO TAL PROJETO PARA OBTER O MÁXIMO DE LUCRO AFIM DE MANTE-LO SAUDÁVEL POR UM TEMPO. É IMPOTANTE FRISAR QUE NÃO ESTAMOS FAZENDO UM PLANO DE NEGÓCIO(O PLANO É BEM MAIS DETALHADO) E SIM UM MODELO DE NEGÓCIO.</text:p>
      <text:p text:style-name="P3">TÓPICOS</text:p>
      <text:p text:style-name="P1"/>
      <text:p text:style-name="P1"/>
      <text:list xml:id="list422898549311939302" text:style-name="L1">
        <text:list-item>
          <text:p text:style-name="P8">SEGMENTOS DE MERCADO.</text:p>
        </text:list-item>
        <text:list-item>
          <text:p text:style-name="P8">PROPOSTA DE VALOR.</text:p>
        </text:list-item>
        <text:list-item>
          <text:p text:style-name="P8">CANAIS.</text:p>
        </text:list-item>
        <text:list-item>
          <text:p text:style-name="P8">RELAÇÕES COM O CLIENTE.</text:p>
        </text:list-item>
        <text:list-item>
          <text:p text:style-name="P8">FONTE DE RENDA.</text:p>
        </text:list-item>
        <text:list-item>
          <text:p text:style-name="P8">RECURSOS CHAVE.</text:p>
        </text:list-item>
        <text:list-item>
          <text:p text:style-name="P8">ATIVIDADES CHAVES.</text:p>
        </text:list-item>
        <text:list-item>
          <text:p text:style-name="P8">ESTRUTURA DE CUSTOS.</text:p>
        </text:list-item>
      </text:list>
      <text:p text:style-name="P7"/>
      <text:p text:style-name="P1"/>
      <text:p text:style-name="P1"/>
      <text:p text:style-name="P1"/>
      <text:p text:style-name="P1"/>
      <text:p text:style-name="P1"/>
      <text:p text:style-name="P1"/>
      <text:p text:style-name="P2">1.- SEGMENTOS DE MERCADO</text:p>
      <text:p text:style-name="P2"/>
      <text:p text:style-name="P2">AQUI IREMOS LISTAR OS NOSSOS POTÊNCIAIS CLIENTES QUE SÃO ELES:</text:p>
      <text:list xml:id="list1564866396642773666" text:style-name="L2">
        <text:list-item>
          <text:p text:style-name="P10">PETSHOP</text:p>
        </text:list-item>
        <text:list-item>
          <text:p text:style-name="P10">DONOS DE ANIMAIS</text:p>
        </text:list-item>
        <text:list-item>
          <text:p text:style-name="P10">TUTORES</text:p>
        </text:list-item>
        <text:list-item>
          <text:p text:style-name="P10">ONGS</text:p>
        </text:list-item>
      </text:list>
      <text:p text:style-name="P2"/>
      <text:p text:style-name="P2">DEFINIR COMO CADA UM VAI SE BENEFICIAR, DEFINIR O QUE VAI SER ATRATIVO PARA CADA SEGUIMENTO:</text:p>
      <text:p text:style-name="P2"/>
      <text:p text:style-name="P2"/>
      <text:p text:style-name="P5">2.- PROPOSTA DE VALOR</text:p>
      <text:p text:style-name="P2"/>
      <text:p text:style-name="P2">QUAL A SOLUÇÃO QUE A EMPRESA OU PROJETO DESEJA ENTREGAR? QUAIS SÃO OS DIFERENCIAIS DESSA ENTREGA PARA OS CLIENTES?</text:p>
      <text:p text:style-name="P2"/>
      <text:p text:style-name="P2">AQUI DEVEMOS DEFINIR O QUE IREMOS FAZER QUE SERÁ DIFERENTE DOS CONCORRENTES.</text:p>
      <text:p text:style-name="P2"/>
      <text:p text:style-name="P2"/>
      <text:p text:style-name="P2"/>
      <text:p text:style-name="P2"/>
      <text:p text:style-name="P2">3.- CANAIS</text:p>
      <text:p text:style-name="P2"/>
      <text:p text:style-name="P2">COMO O PRODUTO CHEGARÁ ATÉ OS POTENCIAIS CLIENTES? PROPAGANDA DE RADIO,TV, BOCA-A-BOCA? - DEFINA ABAIXO OS PRINCIPAIS CANAIS . SERIA BOM TAMBÉM INFORMAR OS POSSÍVEIS CUST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RELAÇÕES COM CLIENTES</text:p>
      <text:p text:style-name="P2"/>
      <text:p text:style-name="P2">COMO O PROJETO OU EMPRESA PRETENDE MANTER AS RELAÇÕES COM OS CLIENTES? O QUE USAREMOS PARA NOS COMUNICARMOS COM OS MESMOS? E-MAIL, TELEFONE, SAC, CONTATO PESSOAL?</text:p>
      <text:p text:style-name="P2"/>
      <text:p text:style-name="P2">NESTE MOMENTO É PRECISO PELO MENOS DEFINIR O PRINCIPAL MEIO E DISPONIBILIZAR AS CONDIÇÕES PARA QUE ISSO ACONTEÇA.</text:p>
      <text:p text:style-name="P2"/>
      <text:p text:style-name="P2"/>
      <text:p text:style-name="P5"/>
      <text:p text:style-name="P2"/>
      <text:p text:style-name="P2"/>
      <text:p text:style-name="P2">5.- FONTE DE RENDA</text:p>
      <text:p text:style-name="P2"/>
      <text:p text:style-name="P2">DEFINIR TODAS AS ENTRADAS DE RECEITAS POSSÍVEIS PARA O NEGÓCIO E COMO ELAS SERÃO CONSEGUIDAS. DETALHE QUANTO E COMO O SEU CLIENTE <text:s/>ESTÁ DISPOSTO A PAGAR PELO QUE VOCÊ OFERECE. COM <text:s/>ISSO DEVEMOS DEFINIR UMA MARGEM DE LUCRO.</text:p>
      <text:p text:style-name="P2"/>
      <text:p text:style-name="P2"/>
      <text:p text:style-name="P2"/>
      <text:p text:style-name="P2"/>
      <text:p text:style-name="P2"/>
      <text:p text:style-name="P2"/>
      <text:p text:style-name="P2"/>
      <text:p text:style-name="P2">6.- RECURSOS CHAVE</text:p>
      <text:p text:style-name="P2"/>
      <text:p text:style-name="P2">DEFINIR O QUE É NECESSÁRIO PARA EXECUTAR O NEGÓCIO, COMO EXEMPLO PODEMOS CITAR:</text:p>
      <text:p text:style-name="P2"/>
      <text:list xml:id="list766463536459727083" text:style-name="L3">
        <text:list-item>
          <text:p text:style-name="P11">CAPITAL HUMANO - NÚMERO DE PROGRAMADORES OU PESSOAS QUE DEVEM SER ENVOLVIDAS, INCLUINDO O VALOR DA HORA DE CADA UM E TAMBÉM ESTIPULAR QUANTAS MAIS PODEMOS ACRESCENTAR PARA O NEGÓCIO FUNCIONAR.</text:p>
          <text:p text:style-name="P11"/>
        </text:list-item>
        <text:list-item>
          <text:p text:style-name="P11">EQUIPAMENTOS ESSENCIAIS – PREÇO DE COMPUTADORES, NOTEBOOKS QUE DEVERÃO SER ADQUIRIDOS OU QUE ESTÃO SENDO UTILIZADOS NO PROJETO. ALUGUEL DE MÁQUINAS QUANDO HOUVER. CASO O EQUIPAMENTO QUE VC ESTEJA USANDO JÁ TENHA SIDO COMPRADO ENTÃO POR O CUSTO COMO ZERO, CASO O MESMO TENHA SIDO COMPRADO SOMENTE PARA O PROJETO ENTÃO POR O PREÇO DO MESMO. SE O MESMO AINDA ESTA SENDO PAGO, ENTÃO PONHA AS PARCELAS FALTANTES.</text:p>
          <text:p text:style-name="P11"/>
        </text:list-item>
        <text:list-item>
          <text:p text:style-name="P11">LOCAL – ALUGUEL DE SALA COMERCIAL, CASO SEJA ESSENCIAL PARA A ATIVIDADE E TODOS OS CUSTOS A ELE AGREGADOS COMO CONTA DE AGUA , LUZ E CONDOMINIO POR EXEMPLO.INCLUIR TAMBÉM A INFRA-ESTRUTURA NECESSÁRIA COMO COMPRA DE MESAS CADEIRAS. CASO O MESMO JÁ TENHAM SIDO ADQUIRIDOS, ENTÃO POR O CUSTO COMO ZERO OU POR O SEU VALOR CASO O MESMO TENHA SIDO COMPRADO EXCLUSIVO PARA O PROJETO.</text:p>
        </text:list-item>
      </text:list>
      <text:p text:style-name="P2"/>
      <text:p text:style-name="P2"/>
      <text:p text:style-name="P2"/>
      <text:p text:style-name="P2"/>
      <text:p text:style-name="P2"/>
      <text:p text:style-name="P2"/>
      <text:p text:style-name="P5"/>
      <text:p text:style-name="P2">7.- ATIVIDADES CHAVE</text:p>
      <text:p text:style-name="P2"/>
      <text:p text:style-name="P2">PRINCIPAIS ATIVIDADES RESPONSÁVEIS PELA ENTREGA DE VALOR AOS CLIENTES PELO SEU PROJETO OU EMPRESA. POR EXEMPLO, NO CASO DO PETSHOW TEMOS A ATIVIDADE DE ENVIAR ALERTAS PARA OS CLIENTES QUANDO OS SERVIÇOS TENHÃO SIDO ENTREGUES OU JA SE ENCONTRAM PRONTOS COMO POR EXEMPLO UM BANHO DE UM ANIMAL. LEMBRANDO QUE ESSAS ATIVIDADES CITADAS AQUI DEVEM SOMENTE TRAZER BENEFICIOS PARA OS CLIENTES, NÃO POR NENHUMA ATIVIDADE QUE VAI BENEFICIAR A EMPRESA OU PROJETO.</text:p>
      <text:p text:style-name="P5"/>
      <text:p text:style-name="P2">8.- PARCERIAS CHAVES</text:p>
      <text:p text:style-name="P2"/>
      <text:p text:style-name="P2">LISTAR AS PARCERIAS QUE AJURÃO OU SÃO ESSENCIAIS PARA AS ENTREGAS DO PROJETO, COMO POR EXEMPLO TERCEIRIZAÇÕES, FORNECEDORES(INFORMAR SOMENTE OS FORNECEDORES QUE VÃO IMPACTAR DIRETAMENTE NA ENTREGA). ALIANÇAS E PARCERIAS. DEFINIR COMO E QUANDO CADA UMA ATUARÃO, OS RESPECTIVOS VALORES PAGOS E SE POSSÍVEL O TEMPO QUE CADA UM DEMORA PARA A ENTREGA.</text:p>
      <text:p text:style-name="P5"/>
      <text:p text:style-name="P2">9.- ESTRUTURA DE CUSTOS</text:p>
      <text:p text:style-name="P2"/>
      <text:p text:style-name="P2">QUAIS SÃO OS CUSTOS NECESSÁRIOS PARA EXECUÇÃO E MANUTENÇÃO DAS ATIVIDADES? TENTE TAMBÉM ESTIPULAR O PREÇO FAZENDO UMA CONSULTA DE MERCADO. SE POSSÍVEL TENTE DETALHAR OS CUSTOS QUE CONSIDERAMOS OS MAIS IMPORTANTES. ISSO VAI NOS AJUDAR A DETERMINAR UM PREÇO IDEAL PARA O CONSUMIDOR FINAL. AQUI TAMBÉM FAZ-SE NECESSÁRIO UMA CONSULTA DE MERCADO PARA VER SE AS PESSOAS ESTARIAM DISPOSTAS A PAGAR TAL PREÇO, AFIM DE EVITAR FUTUROS PREJUIZOS.</text:p>
      <text:p text:style-name="P2"/>
      <text:p text:style-name="P2">EXEMPLO:</text:p>
      <text:p text:style-name="P2"/>
      <text:p text:style-name="P2">SE VC DETERMINOU QUE SEU PRODUTO, DEPOIS DE PRONTO, TERÁ UM PREÇO FINAL DE 200,00. PORÉM AO FAZER UMA CONSULTA DE MERCADO VOCÊ VERIFICOU QUE AS PESSOAS QUEREM NO MÁXIMO PAGAR 120,00. ENTÃO PODE-SE PROCEDER DE DUAS FORMAS. OU REDUZ-SE OS CUSTOS NA PRDUÇÃO OU DEIXE DE VENDER O PRDUTO. VAMOS SUPOR CASO VC INSISTA E VENDA 5 PRODUTOS, ENTÃO PODEMOS CALCULAR SEU PREJUIZO</text:p>
      <text:p text:style-name="P2"/>
      <text:p text:style-name="P1">5 x 200,00 = 1000,00 (TOTAL GASTOS PARA DISPONIBILIZAR O PRODUTO)</text:p>
      <text:p text:style-name="P1">5 x 120,00 = 600,00(VALOR REAL PAGO PELOS PRODUTOS)</text:p>
      <text:p text:style-name="P1">600,00 – 1000,00 = -400,00(PREJUIZO ADQUIRIDOS COM A VENDA)</text:p>
      <text:p text:style-name="P1"/>
      <text:p text:style-name="P2">QUANTO MAIS ESSE PRODUTO FOR VENDIDO, MAIOR SERÁ SEU PREJUÍZO.</text:p>
      <text:p text:style-name="P1">10 x 200,00 = 2000,00</text:p>
      <text:p text:style-name="P1">10 x 120,00 = 1200,00</text:p>
      <text:p text:style-name="P1">1200,00 – 2000,00 = -800</text:p>
      <text:p text:style-name="P1"/>
      <text:p text:style-name="P1"/>
      <text:p text:style-name="P5"/>
      <text:p text:style-name="P1">CONCLUSÃO</text:p>
      <text:p text:style-name="P1"/>
      <text:p text:style-name="P2">É PRECISO DEFINIR BEM O NEGÓCIO PARA QUE O MESMO POSSA DÁ CERTO. É NECESSÁRIO TAMBÉM O COMPROMISSO E ALINHAMENTO DE TODOS OS ENVOLVIDOS COM O OBJETIVO FINAL DO NEGÓCIO. É IMPORTANTE MUITAS VEZES PARARMOS UM POUCO O QUE ESTAMOS FZENDO PARA ANALISARMOS O QUE ESTÁ A NOSSA VOLTA POIS MUITOS NEGÓCIOS NÃO ENVOLVEM SOMENTE CUSTOS E LUCROS MAS TAMBÉM A VIDA DAS PESSOAS QUE ESTÃO ENVOLVIDAS.</text:p>
      <text:p text:style-name="P2"/>
      <text:p text:style-name="P2"/>
      <text:p text:style-name="P2">LEMA DO FACEBOOK: "FEITO É MELHOR QUE PERFEITO"</text:p>
      <text:p text:style-name="P2">LEMA DA SEAL: "O ÚNICO DIA FÁCIL FOI ON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8T13:57:47.63</meta:creation-date>
    <meta:editing-duration>PT1H47M</meta:editing-duration>
    <meta:editing-cycles>29</meta:editing-cycles>
    <meta:generator>OpenOffice/4.1.1$Win32 OpenOffice.org_project/411m6$Build-9775</meta:generator>
    <meta:initial-creator>ANTONIO ROCHA</meta:initial-creator>
    <dc:date>2017-05-08T16:00:14.49</dc:date>
    <dc:creator>ANTONIO ROCHA</dc:creator>
    <meta:document-statistic meta:table-count="0" meta:image-count="0" meta:object-count="0" meta:page-count="9" meta:paragraph-count="55" meta:word-count="964" meta:character-count="5708"/>
    <meta:user-defined meta:name="Info 1"/>
    <meta:user-defined meta:name="Info 2"/>
    <meta:user-defined meta:name="Info 3"/>
    <meta:user-defined meta:name="Info 4"/>
  </office:meta>
</office:document-meta>
</file>